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solid" draw:fill-color="#e8eef7" draw:shadow="hidden"/>
      <style:paragraph-properties style:writing-mode="lr-tb"/>
    </style:style>
    <style:style style:name="gr4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vertical-align="bottom" fo:min-height="12.926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 style:list-style-name="L1">
      <style:graphic-properties draw:stroke="none" draw:fill="none" draw:textarea-vertical-align="middle" fo:min-height="0.953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 style:list-style-name="L1">
      <style:graphic-properties draw:stroke="none" draw:fill="none" draw:textarea-vertical-align="middle" fo:min-height="1.905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953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15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textarea-vertical-align="middle" fo:min-height="0.715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806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fo:min-height="0.396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fo:min-height="0.836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0.945cm"/>
      <style:paragraph-properties style:writing-mode="lr-tb"/>
    </style:style>
    <style:style style:name="gr18" style:family="graphic" style:parent-style-name="standard">
      <style:graphic-properties draw:stroke="none" draw:fill="none" fo:min-height="0.599cm"/>
      <style:paragraph-properties style:writing-mode="lr-tb"/>
    </style:style>
    <style:style style:name="gr19" style:family="graphic" style:parent-style-name="standard">
      <style:graphic-properties draw:stroke="none" draw:fill="none" fo:min-height="0.4cm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textarea-vertical-align="middle" fo:min-height="0.5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 style:list-style-name="L1">
      <style:graphic-properties draw:stroke="none" draw:fill="none" draw:textarea-vertical-align="middle" fo:min-height="0.5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draw:fill="none" fo:min-height="0.551cm"/>
      <style:paragraph-properties style:writing-mode="lr-tb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standard">
      <style:graphic-properties draw:stroke="none" draw:fill="none" fo:min-height="0.637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635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fo:min-height="0.399cm"/>
      <style:paragraph-properties style:writing-mode="lr-tb"/>
    </style:style>
    <style:style style:name="gr28" style:family="graphic" style:parent-style-name="standard">
      <style:graphic-properties draw:stroke="none" draw:fill="none" fo:min-height="0.598cm"/>
      <style:paragraph-properties style:writing-mode="lr-tb"/>
    </style:style>
    <style:style style:name="P1" style:family="paragraph">
      <loext:graphic-properties draw:fill="solid" draw:fill-color="#e8eef7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e8eef7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3" style:family="text">
      <style:text-properties fo:color="#000000" style:font-name="Arial1" fo:font-size="5pt" style:text-underline-style="none" fo:background-color="#ffffff" style:font-name-asian="Arial1" style:font-size-asian="5pt" style:font-name-complex="Arial1" style:font-size-complex="5pt"/>
    </style:style>
    <style:style style:name="T4" style:family="text">
      <style:text-properties fo:color="#000000" style:font-name="Arial1" fo:font-size="5pt" style:text-underline-style="solid" style:text-underline-width="auto" style:text-underline-color="font-color" fo:background-color="#ffffff" style:font-name-asian="Arial1" style:font-size-asian="5pt" style:font-name-complex="Arial1" style:font-size-complex="5pt"/>
    </style:style>
    <style:style style:name="T5" style:family="text">
      <style:text-properties fo:color="#000000" style:text-line-through-style="solid" style:text-line-through-type="single" style:font-name="Arial1" fo:font-size="5pt" style:text-underline-style="none" fo:background-color="#ffffff" style:font-name-asian="Arial1" style:font-size-asian="5pt" style:font-name-complex="Arial1" style:font-size-complex="5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1" fo:font-size="5pt" fo:font-style="normal" fo:text-shadow="none" style:text-underline-style="none" fo:font-weight="normal" style:letter-kerning="true" fo:background-color="#ffffff" style:font-name-asian="Arial1" style:font-size-asian="5pt" style:font-style-asian="normal" style:font-weight-asian="normal" style:font-name-complex="Arial1" style:font-size-complex="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1" fo:font-size="5pt" fo:background-color="#ffffff" style:font-name-asian="Arial1" style:font-size-asian="5pt" style:font-name-complex="Arial1" style:font-size-complex="5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1" fo:font-size="5pt" fo:font-style="normal" fo:text-shadow="none" style:text-underline-style="solid" style:text-underline-width="auto" style:text-underline-color="font-color" fo:font-weight="normal" style:letter-kerning="true" fo:background-color="#ffffff" style:font-name-asian="Arial1" style:font-size-asian="5pt" style:font-style-asian="normal" style:font-weight-asian="normal" style:font-name-complex="Arial1" style:font-size-complex="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solid" style:text-line-through-type="single" style:font-name="Arial1" fo:font-size="5pt" fo:font-style="normal" fo:text-shadow="none" style:text-underline-style="none" fo:font-weight="normal" style:letter-kerning="true" fo:background-color="#ffffff" style:font-name-asian="Arial1" style:font-size-asian="5pt" style:font-style-asian="normal" style:font-weight-asian="normal" style:font-name-complex="Arial1" style:font-size-complex="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Arial1" fo:font-size="7pt" style:font-name-asian="Arial1" style:font-size-asian="7pt" style:font-name-complex="Arial1" style:font-size-complex="7pt"/>
    </style:style>
    <style:style style:name="T12" style:family="text">
      <style:text-properties fo:color="#000000" style:font-name="Arial1" fo:font-size="7pt" style:text-underline-style="none" fo:background-color="#ffffff" style:font-name-asian="Arial1" style:font-size-asian="7pt" style:font-name-complex="Arial1" style:font-size-complex="7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0000" style:font-name="Arial1" fo:font-size="5pt" fo:font-style="italic" fo:background-color="#ffffff" style:font-name-asian="Arial1" style:font-size-asian="5pt" style:font-style-asian="italic" style:font-name-complex="Arial1" style:font-size-complex="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3.098cm" svg:height="0.815cm" svg:x="7.101cm" svg:y="23.825cm" svg:viewBox="0 0 3099 816" draw:points="0,816 3099,816 3099,0 0,0">
              <text:p/>
            </draw:polygon>
            <draw:polygon draw:style-name="gr2" draw:text-style-name="P2" draw:layer="layout" svg:width="3.098cm" svg:height="0.815cm" svg:x="7.101cm" svg:y="23.825cm" svg:viewBox="0 0 3099 816" draw:points="0,816 3099,816 3099,0 0,0">
              <text:p/>
            </draw:polygon>
          </draw:g>
        </draw:g>
        <draw:g>
          <draw:g>
            <draw:polygon draw:style-name="gr3" draw:text-style-name="P4" draw:layer="layout" svg:width="2.999cm" svg:height="0.815cm" svg:x="4.1cm" svg:y="22.7cm" svg:viewBox="0 0 3000 816" draw:points="0,816 3000,816 3000,0 0,0">
              <text:p text:style-name="P3"><text:span text:style-name="T1">CRC</text:span></text:p>
            </draw:polygon>
            <draw:polygon draw:style-name="gr2" draw:text-style-name="P2" draw:layer="layout" svg:width="2.999cm" svg:height="0.815cm" svg:x="4.1cm" svg:y="22.7cm" svg:viewBox="0 0 3000 816" draw:points="0,816 3000,816 3000,0 0,0">
              <text:p/>
            </draw:polygon>
          </draw:g>
        </draw:g>
        <draw:g>
          <draw:g>
            <draw:polygon draw:style-name="gr1" draw:text-style-name="P1" draw:layer="layout" svg:width="8.199cm" svg:height="0.815cm" svg:x="7.1cm" svg:y="22.725cm" svg:viewBox="0 0 8200 816" draw:points="0,816 8200,816 8200,0 0,0">
              <text:p/>
            </draw:polygon>
            <draw:polygon draw:style-name="gr2" draw:text-style-name="P2" draw:layer="layout" svg:width="8.199cm" svg:height="0.815cm" svg:x="7.1cm" svg:y="22.725cm" svg:viewBox="0 0 8200 816" draw:points="0,816 8200,816 8200,0 0,0">
              <text:p/>
            </draw:polygon>
          </draw:g>
        </draw:g>
        <draw:g>
          <draw:polygon draw:style-name="gr4" draw:text-style-name="P2" draw:layer="layout" svg:width="9.906cm" svg:height="13.208cm" svg:x="0.508cm" svg:y="0.508cm" svg:viewBox="0 0 9907 13209" draw:points="0,13209 9907,13209 9907,0 0,0">
            <text:p/>
          </draw:polygon>
          <draw:frame draw:style-name="gr5" draw:text-style-name="P5" draw:layer="layout" svg:width="9.906cm" svg:height="13.208cm" svg:x="0.508cm" svg:y="0.508cm">
            <draw:text-box>
              <text:p text:style-name="P3"><text:span text:style-name="T2">И</text:span><text:span text:style-name="T2">н</text:span><text:span text:style-name="T2">и</text:span><text:span text:style-name="T2">ц</text:span><text:span text:style-name="T2">и</text:span><text:span text:style-name="T2">и</text:span><text:span text:style-name="T2">р</text:span><text:span text:style-name="T2">у</text:span><text:span text:style-name="T2">ю</text:span><text:span text:style-name="T2">щ</text:span><text:span text:style-name="T2">а</text:span><text:span text:style-name="T2">я </text:span><text:span text:style-name="T2">с</text:span><text:span text:style-name="T2">и</text:span><text:span text:style-name="T2">с</text:span><text:span text:style-name="T2">т</text:span><text:span text:style-name="T2">е</text:span><text:span text:style-name="T2">м</text:span><text:span text:style-name="T2">а </text:span><text:span text:style-name="T2">(</text:span><text:span text:style-name="T2">с</text:span><text:span text:style-name="T2">о</text:span><text:span text:style-name="T2">е</text:span><text:span text:style-name="T2">д</text:span><text:span text:style-name="T2">и</text:span><text:span text:style-name="T2">н</text:span><text:span text:style-name="T2">е</text:span><text:span text:style-name="T2">н</text:span><text:span text:style-name="T2">и</text:span><text:span text:style-name="T2">е</text:span><text:span text:style-name="T2">)</text:span></text:p>
            </draw:text-box>
          </draw:frame>
        </draw:g>
        <draw:g>
          <draw:g>
            <draw:path draw:style-name="gr1" draw:text-style-name="P1" draw:layer="layout" svg:width="0.762cm" svg:height="0.762cm" svg:x="5.08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27cm" svg:y="1.02cm">
            <draw:text-box>
              <text:p text:style-name="P3"><text:span text:style-name="T2">1</text:span></text:p>
            </draw:text-box>
          </draw:frame>
        </draw:g>
        <draw:g>
          <draw:g>
            <draw:path draw:style-name="gr1" draw:text-style-name="P1" draw:layer="layout" svg:width="0.762cm" svg:height="0.762cm" svg:x="5.08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27cm" svg:y="3.813cm">
            <draw:text-box>
              <text:p text:style-name="P3"><text:span text:style-name="T2">2</text:span></text:p>
            </draw:text-box>
          </draw:frame>
        </draw:g>
        <draw:g>
          <draw:line draw:style-name="gr7" draw:text-style-name="P2" draw:layer="layout" svg:x1="5.489cm" svg:y1="1.807cm" svg:x2="5.489cm" svg:y2="3.839cm">
            <text:p/>
          </draw:line>
        </draw:g>
        <draw:g>
          <draw:line draw:style-name="gr7" draw:text-style-name="P2" draw:layer="layout" svg:x1="5.1cm" svg:y1="4.161cm" svg:x2="3cm" svg:y2="4.161cm">
            <text:p/>
          </draw:line>
        </draw:g>
        <draw:g>
          <draw:polyline draw:style-name="gr7" draw:text-style-name="P2" draw:layer="layout" svg:width="2.032cm" svg:height="0.762cm" svg:x="5.461cm" svg:y="3.81cm" svg:viewBox="0 0 2033 763" draw:points="0,0 2033,0 2033,763 0,763">
            <text:p/>
          </draw:polyline>
        </draw:g>
        <draw:g>
          <draw:g>
            <draw:path draw:style-name="gr1" draw:text-style-name="P1" draw:layer="layout" svg:width="0.762cm" svg:height="0.762cm" svg:x="5.08cm" svg:y="6.223cm" svg:viewBox="0 0 763 763" svg:d="M0 381c0-66 18-132 51-190 34-58 82-106 140-140 58-33 124-51 190-51 67 0 133 18 191 51 58 34 106 82 140 140 33 58 51 124 51 190 0 67-18 133-51 191-34 58-82 106-140 140-58 33-124 51-191 51-66 0-132-18-190-51-58-34-106-82-140-140-33-58-51-124-51-191z">
              <text:p/>
            </draw:path>
            <draw:path draw:style-name="gr2" draw:text-style-name="P2" draw:layer="layout" svg:width="0.762cm" svg:height="0.762cm" svg:x="5.08cm" svg:y="6.223cm" svg:viewBox="0 0 763 763" svg:d="M0 381c0-66 18-132 51-190 34-58 82-106 140-140 58-33 124-51 190-51 67 0 133 18 191 51 58 34 106 82 140 140 33 58 51 124 51 190 0 67-18 133-51 191-34 58-82 106-140 140-58 33-124 51-191 51-66 0-132-18-190-51-58-34-106-82-140-140-33-58-51-124-51-191z">
              <text:p/>
            </draw:path>
          </draw:g>
          <draw:frame draw:style-name="gr6" draw:text-style-name="P5" draw:layer="layout" svg:width="0.667cm" svg:height="0.755cm" svg:x="5.127cm" svg:y="6.227cm">
            <draw:text-box>
              <text:p text:style-name="P3"><text:span text:style-name="T2">3</text:span></text:p>
            </draw:text-box>
          </draw:frame>
        </draw:g>
        <draw:g>
          <draw:line draw:style-name="gr7" draw:text-style-name="P2" draw:layer="layout" svg:x1="5.486cm" svg:y1="4.572cm" svg:x2="5.486cm" svg:y2="6.222cm">
            <text:p/>
          </draw:line>
          <draw:frame draw:style-name="gr8" draw:text-style-name="P6" draw:layer="layout" svg:width="2.428cm" svg:height="1.235cm" svg:x="4.272cm" svg:y="4.78cm">
            <draw:text-box>
              <text:p text:style-name="P3"><text:span text:style-name="T3">N_DATAGRAM.IND(2)</text:span></text:p>
              <text:p text:style-name="P3"><text:span text:style-name="T4">T_CONNECT.CONF</text:span></text:p>
              <text:p text:style-name="P3"><text:span text:style-name="T5">CONTIMER</text:span></text:p>
            </draw:text-box>
          </draw:frame>
        </draw:g>
        <draw:g>
          <draw:g>
            <draw:path draw:style-name="gr1" draw:text-style-name="P1" draw:layer="layout" svg:width="0.762cm" svg:height="0.742cm" svg:x="5.1cm" svg:y="10.9cm" svg:viewBox="0 0 763 743" svg:d="M0 381c0-67 18-133 51-191 34-58 82-106 140-139 58-34 124-51 190-51 67 0 133 17 191 51 58 33 106 81 140 139 33 58 51 124 51 191-3 60-20 119-51 171-33 59-81 107-139 140-59 34-124 51-192 51-67 0-132-17-191-51-58-33-106-81-139-140-31-52-48-111-51-171z">
              <text:p/>
            </draw:path>
            <draw:path draw:style-name="gr2" draw:text-style-name="P2" draw:layer="layout" svg:width="0.762cm" svg:height="0.742cm" svg:x="5.1cm" svg:y="10.9cm" svg:viewBox="0 0 763 743" svg:d="M0 381c0-67 18-133 51-191 34-58 82-106 140-139 58-34 124-51 190-51 67 0 133 17 191 51 58 33 106 81 140 139 33 58 51 124 51 191-3 60-20 119-51 171-33 59-81 107-139 140-59 34-124 51-192 51-67 0-132-17-191-51-58-33-106-81-139-140-31-52-48-111-51-171z">
              <text:p/>
            </draw:path>
          </draw:g>
          <draw:frame draw:style-name="gr6" draw:text-style-name="P5" draw:layer="layout" svg:width="0.667cm" svg:height="0.755cm" svg:x="5.147cm" svg:y="10.904cm">
            <draw:text-box>
              <text:p text:style-name="P3"><text:span text:style-name="T2">1</text:span></text:p>
            </draw:text-box>
          </draw:frame>
        </draw:g>
        <draw:g>
          <draw:line draw:style-name="gr7" draw:text-style-name="P2" draw:layer="layout" svg:x1="5.467cm" svg:y1="9.117cm" svg:x2="5.467cm" svg:y2="10.894cm">
            <text:p/>
          </draw:line>
          <draw:frame draw:style-name="gr9" draw:text-style-name="P6" draw:layer="layout" svg:width="2.667cm" svg:height="2.187cm" svg:x="4.133cm" svg:y="8.913cm">
            <draw:text-box>
              <text:p text:style-name="P3"><text:span text:style-name="T3">T_DISCONNECT.REQ</text:span></text:p>
              <text:p text:style-name="P3"><text:span text:style-name="T4">N_DATAGRAM.REQ(3)</text:span></text:p>
              <text:p text:style-name="P3"><text:span text:style-name="T4"/></text:p>
            </draw:text-box>
          </draw:frame>
        </draw:g>
        <draw:g>
          <draw:g>
            <draw:path draw:style-name="gr1" draw:text-style-name="P1" draw:layer="layout" svg:width="0.762cm" svg:height="0.762cm" svg:x="14.351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51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4.398cm" svg:y="1.02cm">
            <draw:text-box>
              <text:p text:style-name="P3"><text:span text:style-name="T2">1</text:span></text:p>
            </draw:text-box>
          </draw:frame>
        </draw:g>
        <draw:g>
          <draw:g>
            <draw:path draw:style-name="gr1" draw:text-style-name="P1" draw:layer="layout" svg:width="0.762cm" svg:height="0.762cm" svg:x="14.351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51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4.398cm" svg:y="3.814cm">
            <draw:text-box>
              <text:p text:style-name="P3"><text:span text:style-name="T2">5</text:span></text:p>
            </draw:text-box>
          </draw:frame>
        </draw:g>
        <draw:g>
          <draw:line draw:style-name="gr7" draw:text-style-name="P2" draw:layer="layout" svg:x1="14.721cm" svg:y1="1.8cm" svg:x2="14.721cm" svg:y2="3.831cm">
            <text:p/>
          </draw:line>
          <draw:frame draw:style-name="gr10" draw:text-style-name="P6" draw:layer="layout" svg:width="2.759cm" svg:height="1.235cm" svg:x="13.341cm" svg:y="2.199cm">
            <draw:text-box>
              <text:p text:style-name="P3"><text:span text:style-name="T6">N_DATAGRAM.</text:span><text:span text:style-name="T3">IND(1)</text:span></text:p>
              <text:p text:style-name="P3"><text:span text:style-name="T4">T_CONNECT.IND</text:span></text:p>
            </draw:text-box>
          </draw:frame>
        </draw:g>
        <draw:g>
          <draw:g>
            <draw:path draw:style-name="gr1" draw:text-style-name="P1" draw:layer="layout" svg:width="0.762cm" svg:height="0.762cm" svg:x="14.351cm" svg:y="6.3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51cm" svg:y="6.3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4.398cm" svg:y="6.354cm">
            <draw:text-box>
              <text:p text:style-name="P3"><text:span text:style-name="T2">6</text:span></text:p>
            </draw:text-box>
          </draw:frame>
        </draw:g>
        <draw:g>
          <draw:line draw:style-name="gr7" draw:text-style-name="P2" draw:layer="layout" svg:x1="14.75cm" svg:y1="4.622cm" svg:x2="14.75cm" svg:y2="6.4cm">
            <text:p/>
          </draw:line>
          <draw:frame draw:style-name="gr11" draw:text-style-name="P6" draw:layer="layout" svg:width="2.5cm" svg:height="0.997cm" svg:x="13.5cm" svg:y="5.013cm">
            <draw:text-box>
              <text:p text:style-name="P3"><text:span text:style-name="T7">T_CONNECT.RESP</text:span></text:p>
              <text:p text:style-name="P3"><text:span text:style-name="T4">N_DATAGRAM.REQ(2)</text:span></text:p>
              <text:p text:style-name="P3"><text:span text:style-name="T4"/></text:p>
            </draw:text-box>
          </draw:frame>
        </draw:g>
        <draw:g>
          <draw:polyline draw:style-name="gr7" draw:text-style-name="P2" draw:layer="layout" svg:width="2.159cm" svg:height="0.381cm" svg:x="12.8cm" svg:y="9.518cm" svg:viewBox="0 0 2160 382" draw:points="2160,382 0,382 0,0 1511,0">
            <text:p/>
          </draw:polyline>
        </draw:g>
        <draw:g>
          <draw:polyline draw:style-name="gr7" draw:text-style-name="P2" draw:layer="layout" svg:width="1.394cm" svg:height="0.381cm" svg:x="14.7cm" svg:y="6.757cm" svg:viewBox="0 0 1395 382" draw:points="418,0 1395,0 1395,382 0,382">
            <text:p/>
          </draw:polyline>
          <draw:frame draw:style-name="gr12" draw:text-style-name="P6" draw:layer="layout" svg:width="2.149cm" svg:height="0.997cm" svg:x="15.019cm" svg:y="5.9cm">
            <draw:text-box>
              <text:p text:style-name="P3"><text:span text:style-name="T6">N_DATAGRAM.</text:span><text:span text:style-name="T3">IND(1)</text:span></text:p>
              <text:p text:style-name="P3"><text:span text:style-name="T4">N_DATAGRAM.REQ(2)</text:span></text:p>
            </draw:text-box>
          </draw:frame>
        </draw:g>
        <draw:g>
          <draw:line draw:style-name="gr7" draw:text-style-name="P2" draw:layer="layout" svg:x1="14.706cm" svg:y1="9.512cm" svg:x2="14.706cm" svg:y2="11.6cm">
            <text:p/>
          </draw:line>
          <draw:frame draw:style-name="gr13" draw:text-style-name="P6" draw:layer="layout" svg:width="2.811cm" svg:height="1.088cm" svg:x="13.3cm" svg:y="10.012cm">
            <draw:text-box>
              <text:p text:style-name="P3"><text:span text:style-name="T6">N_DATAGRAM.</text:span><text:span text:style-name="T3">IND(3)</text:span></text:p>
              <text:p text:style-name="P7"><text:span text:style-name="T4">N_DATAGRAM.REQ(5)</text:span></text:p>
              <text:p text:style-name="P3"><text:span text:style-name="T4">T_DISCONNECT.IND</text:span></text:p>
            </draw:text-box>
          </draw:frame>
        </draw:g>
        <draw:g>
          <draw:g>
            <draw:path draw:style-name="gr1" draw:text-style-name="P1" draw:layer="layout" svg:width="0.762cm" svg:height="0.742cm" svg:x="14.3cm" svg:y="11.641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42cm" svg:x="14.3cm" svg:y="11.641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4.347cm" svg:y="11.645cm">
            <draw:text-box>
              <text:p text:style-name="P3"><text:span text:style-name="T2">1</text:span></text:p>
            </draw:text-box>
          </draw:frame>
        </draw:g>
        <draw:g>
          <draw:polygon draw:style-name="gr4" draw:text-style-name="P2" draw:layer="layout" svg:width="7.62cm" svg:height="13.208cm" svg:x="10.922cm" svg:y="0.508cm" svg:viewBox="0 0 7621 13209" draw:points="0,13209 7621,13209 7621,0 0,0">
            <text:p/>
          </draw:polygon>
        </draw:g>
        <draw:g>
          <draw:polygon draw:style-name="gr4" draw:text-style-name="P2" draw:layer="layout" svg:width="9.906cm" svg:height="8.128cm" svg:x="0.508cm" svg:y="14.224cm" svg:viewBox="0 0 9907 8129" draw:points="0,8129 9907,8129 9907,0 0,0">
            <text:p/>
          </draw:polygon>
          <draw:frame draw:style-name="gr14" draw:text-style-name="P5" draw:layer="layout" svg:width="2.365cm" svg:height="0.646cm" svg:x="4.3cm" svg:y="21.654cm">
            <draw:text-box>
              <text:p><text:span text:style-name="T2">Дисконнект</text:span></text:p>
            </draw:text-box>
          </draw:frame>
        </draw:g>
        <draw:g>
          <draw:g>
            <draw:polygon draw:style-name="gr1" draw:text-style-name="P1" draw:layer="layout" svg:width="3.048cm" svg:height="0.508cm" svg:x="7.148cm" svg:y="22.914cm" svg:viewBox="0 0 3049 509" draw:points="0,509 3049,509 3049,0 0,0">
              <text:p/>
            </draw:polygon>
            <draw:polygon draw:style-name="gr2" draw:text-style-name="P2" draw:layer="layout" svg:width="3.048cm" svg:height="0.508cm" svg:x="7.148cm" svg:y="22.914cm" svg:viewBox="0 0 3049 509" draw:points="0,509 3049,509 3049,0 0,0">
              <text:p/>
            </draw:polygon>
          </draw:g>
          <draw:frame draw:style-name="gr15" draw:text-style-name="P5" draw:layer="layout" svg:width="3.048cm" svg:height="0.664cm" svg:x="7.148cm" svg:y="22.836cm">
            <draw:text-box>
              <text:p text:style-name="P3"><text:span text:style-name="T1">packageType</text:span></text:p>
            </draw:text-box>
          </draw:frame>
        </draw:g>
        <draw:g>
          <draw:g>
            <draw:polygon draw:style-name="gr1" draw:text-style-name="P1" draw:layer="layout" svg:width="2.54cm" svg:height="0.508cm" svg:x="12.736cm" svg:y="22.914cm" svg:viewBox="0 0 2541 509" draw:points="0,509 2541,509 2541,0 0,0">
              <text:p/>
            </draw:polygon>
            <draw:polygon draw:style-name="gr2" draw:text-style-name="P2" draw:layer="layout" svg:width="2.54cm" svg:height="0.508cm" svg:x="12.736cm" svg:y="22.914cm" svg:viewBox="0 0 2541 509" draw:points="0,509 2541,509 2541,0 0,0">
              <text:p/>
            </draw:polygon>
          </draw:g>
          <draw:frame draw:style-name="gr15" draw:text-style-name="P5" draw:layer="layout" svg:width="2.54cm" svg:height="0.664cm" svg:x="12.736cm" svg:y="22.836cm">
            <draw:text-box>
              <text:p text:style-name="P3"><text:span text:style-name="T1">USERDATA</text:span></text:p>
            </draw:text-box>
          </draw:frame>
        </draw:g>
        <draw:g>
          <draw:g>
            <draw:polygon draw:style-name="gr1" draw:text-style-name="P1" draw:layer="layout" svg:width="2.54cm" svg:height="0.508cm" svg:x="10.196cm" svg:y="22.914cm" svg:viewBox="0 0 2541 509" draw:points="0,509 2541,509 2541,0 0,0">
              <text:p/>
            </draw:polygon>
            <draw:polygon draw:style-name="gr2" draw:text-style-name="P2" draw:layer="layout" svg:width="2.54cm" svg:height="0.508cm" svg:x="10.196cm" svg:y="22.914cm" svg:viewBox="0 0 2541 509" draw:points="0,509 2541,509 2541,0 0,0">
              <text:p/>
            </draw:polygon>
          </draw:g>
          <draw:frame draw:style-name="gr15" draw:text-style-name="P5" draw:layer="layout" svg:width="2.54cm" svg:height="0.664cm" svg:x="10.196cm" svg:y="22.836cm">
            <draw:text-box>
              <text:p text:style-name="P3"><text:span text:style-name="T1">N</text:span></text:p>
            </draw:text-box>
          </draw:frame>
        </draw:g>
        <draw:frame draw:style-name="gr16" draw:text-style-name="P9" draw:layer="layout" svg:width="2.36cm" svg:height="1.086cm" svg:x="2.9cm" svg:y="3.1cm">
          <draw:text-box>
            <text:p text:style-name="P8"><text:span text:style-name="T3">CONTIMER*</text:span></text:p>
            <text:p text:style-name="P3"><text:span text:style-name="T8">N_DATAGRAM.REQ(5)</text:span></text:p>
            <text:p text:style-name="P7"><text:span text:style-name="T8">T_DISCONNEC.IND</text:span></text:p>
            <text:p text:style-name="P7"><text:span text:style-name="T9">CONTIMER</text:span></text:p>
          </draw:text-box>
        </draw:frame>
        <draw:frame draw:style-name="gr17" draw:text-style-name="P6" draw:layer="layout" svg:width="6.5cm" svg:height="1.195cm" svg:x="11.5cm" svg:y="13cm">
          <draw:text-box>
            <text:p text:style-name="P3"><text:span text:style-name="T10">Отвечающая система </text:span><text:span text:style-name="T2">(соединение)</text:span></text:p>
          </draw:text-box>
        </draw:frame>
        <draw:g>
          <draw:g>
            <draw:path draw:style-name="gr1" draw:text-style-name="P1" draw:layer="layout" svg:width="0.762cm" svg:height="0.762cm" svg:x="2.237cm" svg:y="3.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2.237cm" svg:y="3.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2.284cm" svg:y="3.704cm">
            <draw:text-box>
              <text:p text:style-name="P3"><text:span text:style-name="T2">1</text:span></text:p>
            </draw:text-box>
          </draw:frame>
        </draw:g>
        <draw:frame draw:style-name="gr18" draw:text-style-name="P9" draw:layer="layout" svg:width="2.36cm" svg:height="0.849cm" svg:x="6.44cm" svg:y="3.751cm">
          <draw:text-box>
            <text:p text:style-name="P8"><text:span text:style-name="T3">CONTIMER</text:span></text:p>
            <text:p text:style-name="P8"><text:span text:style-name="T4">N_DATAGRAM.REQ(1)</text:span></text:p>
            <text:p text:style-name="P8"><text:span text:style-name="T8">CONTIMER</text:span></text:p>
          </draw:text-box>
        </draw:frame>
        <draw:g>
          <draw:g>
            <draw:path draw:style-name="gr1" draw:text-style-name="P1" draw:layer="layout" svg:width="0.762cm" svg:height="0.762cm" svg:x="14.337cm" svg:y="9.1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37cm" svg:y="9.1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6" draw:layer="layout" svg:width="0.667cm" svg:height="0.755cm" svg:x="14.384cm" svg:y="9.141cm">
            <draw:text-box>
              <text:p text:style-name="P3"><text:span text:style-name="T2">8</text:span></text:p>
            </draw:text-box>
          </draw:frame>
        </draw:g>
        <draw:g>
          <draw:line draw:style-name="gr7" draw:text-style-name="P2" draw:layer="layout" svg:x1="14.695cm" svg:y1="7.1cm" svg:x2="14.695cm" svg:y2="9.188cm">
            <text:p/>
          </draw:line>
          <draw:frame draw:style-name="gr13" draw:text-style-name="P6" draw:layer="layout" svg:width="2.811cm" svg:height="1.088cm" svg:x="13.289cm" svg:y="7.6cm">
            <draw:text-box>
              <text:p text:style-name="P7"><text:span text:style-name="T6">N_DATAGRAM.IND</text:span><text:span text:style-name="T3">(4)</text:span></text:p>
              <text:p text:style-name="P3"><text:span text:style-name="T8">T_DATA</text:span><text:span text:style-name="T4">.IND</text:span></text:p>
            </draw:text-box>
          </draw:frame>
        </draw:g>
        <draw:frame draw:style-name="gr19" draw:text-style-name="P5" draw:layer="layout" svg:width="2.386cm" svg:height="0.65cm" svg:x="11.9cm" svg:y="9.1cm">
          <draw:text-box>
            <text:p><text:span text:style-name="T6">N_DATAGRAM~.IND</text:span><text:span text:style-name="T3">(4)</text:span></text:p>
          </draw:text-box>
        </draw:frame>
        <draw:g>
          <draw:line draw:style-name="gr7" draw:text-style-name="P2" draw:layer="layout" svg:x1="5.495cm" svg:y1="7cm" svg:x2="5.495cm" svg:y2="8.5cm">
            <text:p/>
          </draw:line>
          <draw:frame draw:style-name="gr20" draw:text-style-name="P10" draw:layer="layout" svg:width="2.811cm" svg:height="0.782cm" svg:x="4.089cm" svg:y="7.359cm">
            <draw:text-box>
              <text:p text:style-name="P7"><text:span text:style-name="T3">T_DATA.REQ</text:span></text:p>
              <text:p text:style-name="P7"><text:span text:style-name="T4">N_DATAGRAM.REQ(4)</text:span></text:p>
            </draw:text-box>
          </draw:frame>
        </draw:g>
        <draw:g>
          <draw:g>
            <draw:path draw:style-name="gr1" draw:text-style-name="P1" draw:layer="layout" svg:width="0.762cm" svg:height="0.762cm" svg:x="5.1cm" svg:y="8.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1cm" svg:y="8.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47cm" svg:y="8.504cm">
            <draw:text-box>
              <text:p text:style-name="P3"><text:span text:style-name="T2">4</text:span></text:p>
            </draw:text-box>
          </draw:frame>
        </draw:g>
        <draw:frame draw:style-name="gr18" draw:text-style-name="P9" draw:layer="layout" svg:width="2.36cm" svg:height="0.849cm" svg:x="4.3cm" svg:y="2.251cm">
          <draw:text-box>
            <text:p text:style-name="P8"><text:span text:style-name="T7">T_CONNECT.REQ</text:span></text:p>
            <text:p text:style-name="P8"><text:span text:style-name="T4">N_DATAGRAM.REQ(1)</text:span></text:p>
            <text:p text:style-name="P8"><text:span text:style-name="T4">CONTIMER</text:span></text:p>
          </draw:text-box>
        </draw:frame>
        <draw:g>
          <draw:g>
            <draw:path draw:style-name="gr1" draw:text-style-name="P1" draw:layer="layout" svg:width="0.762cm" svg:height="0.762cm" svg:x="2.2cm" svg:y="8.5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2.2cm" svg:y="8.5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2.247cm" svg:y="8.541cm">
            <draw:text-box>
              <text:p text:style-name="P3"><text:span text:style-name="T2">8</text:span></text:p>
            </draw:text-box>
          </draw:frame>
        </draw:g>
        <draw:g>
          <draw:line draw:style-name="gr7" draw:text-style-name="P2" draw:layer="layout" svg:x1="5.1cm" svg:y1="8.9cm" svg:x2="3cm" svg:y2="8.9cm">
            <text:p/>
          </draw:line>
        </draw:g>
        <draw:frame draw:style-name="gr19" draw:text-style-name="P9" draw:layer="layout" svg:width="2.28cm" svg:height="0.65cm" svg:x="3.1cm" svg:y="8.35cm">
          <draw:text-box>
            <text:p text:style-name="P8"><text:span text:style-name="T6">N_DATAGRAM.IND</text:span><text:span text:style-name="T3">(4)</text:span></text:p>
            <text:p text:style-name="P8"><text:span text:style-name="T8">T_DATA</text:span><text:span text:style-name="T4">.IND</text:span></text:p>
          </draw:text-box>
        </draw:frame>
        <draw:line draw:style-name="gr21" draw:text-style-name="P11" draw:layer="layout" svg:x1="15.1cm" svg:y1="9.5cm" svg:x2="16.8cm" svg:y2="9.5cm">
          <text:p/>
        </draw:line>
        <draw:g>
          <draw:g>
            <draw:path draw:style-name="gr1" draw:text-style-name="P1" draw:layer="layout" svg:width="0.762cm" svg:height="0.762cm" svg:x="16.837cm" svg:y="9.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6.837cm" svg:y="9.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6.884cm" svg:y="9.104cm">
            <draw:text-box>
              <text:p text:style-name="P3"><text:span text:style-name="T2">4</text:span></text:p>
            </draw:text-box>
          </draw:frame>
        </draw:g>
        <draw:g>
          <draw:line draw:style-name="gr7" draw:text-style-name="P2" draw:layer="layout" svg:x1="5.496cm" svg:y1="6.998cm" svg:x2="5.496cm" svg:y2="8.498cm">
            <text:p/>
          </draw:line>
          <draw:frame draw:style-name="gr22" draw:text-style-name="P10" draw:layer="layout" svg:width="2.811cm" svg:height="0.782cm" svg:x="4.09cm" svg:y="7.357cm">
            <draw:text-box>
              <text:p text:style-name="P7"><text:span text:style-name="T3">T_DATA.REQ</text:span></text:p>
              <text:p text:style-name="P7"><text:span text:style-name="T4">N_DATAGRAM.REQ(4)</text:span></text:p>
            </draw:text-box>
          </draw:frame>
        </draw:g>
        <draw:frame draw:style-name="gr19" draw:text-style-name="P9" draw:layer="layout" svg:width="2.36cm" svg:height="0.65cm" svg:x="14.9cm" svg:y="8.85cm">
          <draw:text-box>
            <text:p text:style-name="P8"><text:span text:style-name="T3">T_DATA.REQ</text:span></text:p>
            <text:p text:style-name="P8"><text:span text:style-name="T4">N_DATAGRAM.REQ(4)</text:span></text:p>
          </draw:text-box>
        </draw:frame>
        <draw:frame draw:style-name="gr23" draw:text-style-name="P12" draw:layer="layout" svg:width="10.611cm" svg:height="0.801cm" svg:x="10.9cm" svg:y="14.51cm">
          <draw:text-box>
            <text:p><text:span text:style-name="T11">N_DATAGRAM~ - пакет с дубликатом полученных данных</text:span></text:p>
            <text:p><text:span text:style-name="T12">CONTIMER* - таймер на повторное соединение, количество попыток исчерпано</text:span></text:p>
          </draw:text-box>
        </draw:frame>
        <draw:frame draw:style-name="gr24" draw:text-style-name="P13" draw:layer="layout" svg:width="7.14cm" svg:height="0.963cm" svg:x="0.8cm" svg:y="22.837cm">
          <draw:text-box>
            <text:p><text:span text:style-name="T13">N_DATAGRAM.REQ(4)</text:span></text:p>
          </draw:text-box>
        </draw:frame>
        <draw:g>
          <draw:g>
            <draw:polygon draw:style-name="gr1" draw:text-style-name="P1" draw:layer="layout" svg:width="3.048cm" svg:height="0.508cm" svg:x="7.149cm" svg:y="24.014cm" svg:viewBox="0 0 3049 509" draw:points="0,509 3049,509 3049,0 0,0">
              <text:p/>
            </draw:polygon>
            <draw:polygon draw:style-name="gr2" draw:text-style-name="P2" draw:layer="layout" svg:width="3.048cm" svg:height="0.508cm" svg:x="7.149cm" svg:y="24.014cm" svg:viewBox="0 0 3049 509" draw:points="0,509 3049,509 3049,0 0,0">
              <text:p/>
            </draw:polygon>
          </draw:g>
          <draw:frame draw:style-name="gr15" draw:text-style-name="P5" draw:layer="layout" svg:width="3.048cm" svg:height="0.664cm" svg:x="7.149cm" svg:y="23.936cm">
            <draw:text-box>
              <text:p text:style-name="P3"><text:span text:style-name="T1">packageType</text:span></text:p>
            </draw:text-box>
          </draw:frame>
        </draw:g>
        <draw:g>
          <draw:g>
            <draw:polygon draw:style-name="gr3" draw:text-style-name="P4" draw:layer="layout" svg:width="2.999cm" svg:height="0.815cm" svg:x="4.1cm" svg:y="23.8cm" svg:viewBox="0 0 3000 816" draw:points="0,816 3000,816 3000,0 0,0">
              <text:p text:style-name="P3"><text:span text:style-name="T1">CRC</text:span></text:p>
            </draw:polygon>
            <draw:polygon draw:style-name="gr2" draw:text-style-name="P2" draw:layer="layout" svg:width="2.999cm" svg:height="0.815cm" svg:x="4.1cm" svg:y="23.8cm" svg:viewBox="0 0 3000 816" draw:points="0,816 3000,816 3000,0 0,0">
              <text:p/>
            </draw:polygon>
          </draw:g>
        </draw:g>
        <draw:frame draw:style-name="gr25" draw:text-style-name="P5" draw:layer="layout" svg:width="3.8cm" svg:height="0.887cm" svg:x="0.5cm" svg:y="23.93cm">
          <draw:text-box>
            <text:p><text:span text:style-name="T13">N_DATAGRAM.REQ(1-3)</text:span></text:p>
          </draw:text-box>
        </draw:frame>
        <draw:g>
          <draw:g>
            <draw:path draw:style-name="gr1" draw:text-style-name="P1" draw:layer="layout" svg:width="0.762cm" svg:height="0.762cm" svg:x="5.081cm" svg:y="14.75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1cm" svg:y="14.75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29cm" svg:y="14.755cm">
            <draw:text-box>
              <text:p text:style-name="P3"><text:span text:style-name="T2">*</text:span></text:p>
            </draw:text-box>
          </draw:frame>
        </draw:g>
        <draw:g>
          <draw:g>
            <draw:path draw:style-name="gr1" draw:text-style-name="P1" draw:layer="layout" svg:width="0.762cm" svg:height="0.762cm" svg:x="5.081cm" svg:y="17.29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1cm" svg:y="17.29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29cm" svg:y="17.295cm">
            <draw:text-box>
              <text:p text:style-name="P3"><text:span text:style-name="T2">7</text:span></text:p>
            </draw:text-box>
          </draw:frame>
        </draw:g>
        <draw:g>
          <draw:g>
            <draw:path draw:style-name="gr1" draw:text-style-name="P1" draw:layer="layout" svg:width="0.762cm" svg:height="0.76cm" svg:x="5.081cm" svg:y="20.339cm" svg:viewBox="0 0 763 761" svg:d="M0 380v1c0-67 18-133 51-191 34-58 82-106 140-139 58-34 124-51 190-51 67 0 133 17 191 51 58 33 106 81 140 139 33 58 51 124 51 190 0 67-18 133-51 191-34 58-82 106-140 139-58 34-124 51-191 51-66 0-132-17-190-51-58-33-106-81-140-139-33-58-51-124-51-190z">
              <text:p/>
            </draw:path>
            <draw:path draw:style-name="gr2" draw:text-style-name="P2" draw:layer="layout" svg:width="0.762cm" svg:height="0.76cm" svg:x="5.081cm" svg:y="20.339cm" svg:viewBox="0 0 763 761" svg:d="M0 380v1c0-67 18-133 51-191 34-58 82-106 140-139 58-34 124-51 190-51 67 0 133 17 191 51 58 33 106 81 140 139 33 58 51 124 51 190 0 67-18 133-51 191-34 58-82 106-140 139-58 34-124 51-191 51-66 0-132-17-190-51-58-33-106-81-140-139-33-58-51-124-51-190z">
              <text:p/>
            </draw:path>
          </draw:g>
          <draw:frame draw:style-name="gr6" draw:text-style-name="P5" draw:layer="layout" svg:width="0.667cm" svg:height="0.755cm" svg:x="5.129cm" svg:y="20.343cm">
            <draw:text-box>
              <text:p text:style-name="P3"><text:span text:style-name="T2">1</text:span></text:p>
            </draw:text-box>
          </draw:frame>
        </draw:g>
        <draw:g>
          <draw:line draw:style-name="gr7" draw:text-style-name="P2" draw:layer="layout" svg:x1="5.443cm" svg:y1="15.513cm" svg:x2="5.443cm" svg:y2="17.291cm">
            <text:p/>
          </draw:line>
          <draw:frame draw:style-name="gr10" draw:text-style-name="P6" draw:layer="layout" svg:width="2.297cm" svg:height="1.235cm" svg:x="4.295cm" svg:y="15.784cm">
            <draw:text-box>
              <text:p text:style-name="P3"><text:span text:style-name="T7">T_DISCONNECT.REQ</text:span></text:p>
              <text:p text:style-name="P3"><text:span text:style-name="T4">N_DATAGRAM.REQ(3)</text:span></text:p>
              <text:p text:style-name="P7"><text:span text:style-name="T4">REDISCONNECT</text:span></text:p>
              <text:p text:style-name="P3"><text:span text:style-name="T14"/></text:p>
            </draw:text-box>
          </draw:frame>
        </draw:g>
        <draw:g>
          <draw:line draw:style-name="gr7" draw:text-style-name="P2" draw:layer="layout" svg:x1="5.462cm" svg:y1="18.053cm" svg:x2="5.462cm" svg:y2="20.338cm">
            <text:p/>
          </draw:line>
          <draw:frame draw:style-name="gr26" draw:text-style-name="P5" draw:layer="layout" svg:width="2.772cm" svg:height="0.917cm" svg:x="4.076cm" svg:y="19.117cm">
            <draw:text-box>
              <text:p text:style-name="P7"><text:span text:style-name="T7">REDISCONNECT*</text:span></text:p>
              <text:p text:style-name="P7"><text:span text:style-name="T4">N_DATAGRAM.REQ(5)</text:span></text:p>
            </draw:text-box>
          </draw:frame>
        </draw:g>
        <draw:g>
          <draw:polyline draw:style-name="gr7" draw:text-style-name="P2" draw:layer="layout" svg:width="1.564cm" svg:height="0.762cm" svg:x="5.462cm" svg:y="17.291cm" svg:viewBox="0 0 1565 763" draw:points="0,0 1565,0 1565,763 0,763">
            <text:p/>
          </draw:polyline>
        </draw:g>
        <draw:g>
          <draw:polyline draw:style-name="gr7" draw:text-style-name="P2" draw:layer="layout" svg:width="1.657cm" svg:height="3.048cm" svg:x="3.424cm" svg:y="17.672cm" svg:viewBox="0 0 1658 3049" draw:points="1658,0 0,0 0,3049 1658,3049">
            <text:p/>
          </draw:polyline>
          <draw:frame draw:style-name="gr27" draw:text-style-name="P5" draw:layer="layout" svg:width="2.36cm" svg:height="0.649cm" svg:x="1.992cm" svg:y="18.351cm">
            <draw:text-box>
              <text:p><text:span text:style-name="T4">N_DATAGRAM.IND(5)</text:span></text:p>
              <text:p text:style-name="P7"><text:span text:style-name="T4">REDISCONNECT</text:span></text:p>
            </draw:text-box>
          </draw:frame>
        </draw:g>
        <draw:frame draw:style-name="gr28" draw:text-style-name="P9" draw:layer="layout" svg:width="2.36cm" svg:height="0.848cm" svg:x="6.64cm" svg:y="17.296cm">
          <draw:text-box>
            <text:p text:style-name="P8"><text:span text:style-name="T7">REDISCONNECT</text:span></text:p>
            <text:p text:style-name="P8"><text:span text:style-name="T4">N_DATAGRAM.REQ(3)</text:span></text:p>
            <text:p text:style-name="P7"><text:span text:style-name="T4">REDISCONNECT</text:span></text:p>
          </draw:text-box>
        </draw:frame>
        <draw:g>
          <draw:polyline draw:style-name="gr7" draw:text-style-name="P2" draw:layer="layout" svg:width="1.998cm" svg:height="0.348cm" svg:x="12.901cm" svg:y="12.051cm" svg:viewBox="0 0 1999 349" draw:points="1999,349 0,349 0,0 1398,0">
            <text:p/>
          </draw:polyline>
        </draw:g>
        <draw:frame draw:style-name="gr27" draw:text-style-name="P5" draw:layer="layout" svg:width="2.386cm" svg:height="0.649cm" svg:x="11.767cm" svg:y="11.398cm">
          <draw:text-box>
            <text:p><text:span text:style-name="T6">N_DATAGRAM~.IND</text:span><text:span text:style-name="T3">(3)</text:span></text:p>
            <text:p text:style-name="P7"><text:span text:style-name="T4">N_DATAGRAM.REQ(5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arker_5f_0" draw:display-name="Marker_0" svg:viewBox="0 0 20 20" svg:d="M10 0l-10 20c7-3 13-3 20 0z"/>
    <draw:stroke-dash draw:name="Dash_5f_0" draw:display-name="Dash_0" draw:style="round" draw:dots1="1" draw:dots1-length="1100%" draw:dots2="1" draw:dots2-length="1100%" draw:distance="5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svg:stroke-linecap="square" draw:fill="solid" draw:fill-color="#729fcf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7T05:29:49.409245342</dc:date>
    <meta:creation-date>2020-10-19T13:31:53Z</meta:creation-date>
    <meta:generator>LibreOffice/6.4.7.2$Linux_X86_64 LibreOffice_project/40$Build-2</meta:generator>
    <meta:editing-duration>P1DT10H18M50S</meta:editing-duration>
    <meta:editing-cycles>49</meta:editing-cycles>
    <meta:document-statistic meta:object-count="187"/>
  </office:meta>
</office:document-meta>
</file>